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text-properties officeooo:rsid="00135d9c" officeooo:paragraph-rsid="00135d9c"/>
    </style:style>
    <style:style style:name="P3" style:family="paragraph" style:parent-style-name="Standard">
      <style:text-properties fo:font-weight="bold" officeooo:rsid="00135d9c" officeooo:paragraph-rsid="00135d9c" style:font-weight-asian="bold" style:font-weight-complex="bold"/>
    </style:style>
    <style:style style:name="P4" style:family="paragraph" style:parent-style-name="Standard">
      <style:text-properties fo:font-style="italic" officeooo:rsid="00135d9c" officeooo:paragraph-rsid="00135d9c" style:font-style-asian="italic" style:font-style-complex="italic"/>
    </style:style>
    <style:style style:name="P5" style:family="paragraph" style:parent-style-name="Standard">
      <style:text-properties fo:font-style="italic" fo:font-weight="bold" officeooo:rsid="00135d9c" officeooo:paragraph-rsid="00135d9c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officeooo:rsid="00135d9c" officeooo:paragraph-rsid="00135d9c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rsid="00135d9c" officeooo:paragraph-rsid="00135d9c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42729" style:font-name="Arial" fo:font-size="12.8500003814697pt" fo:letter-spacing="normal" fo:font-style="normal" fo:font-weight="normal"/>
    </style:style>
    <style:style style:name="T5" style:family="text">
      <style:text-properties fo:font-variant="normal" fo:text-transform="none" fo:color="#242729" style:font-name="Consolas" fo:font-size="11.1499996185303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inherit" fo:font-size="11.1499996185303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11.1499996185303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tackoverflow</text:span></text:p>
      <text:p text:style-name="P2">: https://stackoverflow.com/questions/38459309/how-do-you-create-an-android-view-pager-with-a-dots-indicator</text:p>
      <text:p text:style-name="P2"/>
      <text:p text:style-name="P3">How do you create an Android View Pager with a dots indicator?</text:p>
      <text:p text:style-name="P2"/>
      <text:p text:style-name="P2"/>
      <text:p text:style-name="P2">All we need are: <text:span text:style-name="T3">ViewPager, TabLayout and 2 drawables for selected and default dots.</text:span></text:p>
      <text:p text:style-name="P2"/>
      <text:p text:style-name="P2">Firstly,<text:span text:style-name="T3"> we have to add TabLayout to our screen layout, and connect it with ViewPager</text:span>. We can do this in two ways:</text:p>
      <text:p text:style-name="P2"/>
      <text:p text:style-name="P3">Nested TabLayout in ViewPager</text:p>
      <text:p text:style-name="P2">&lt;android.support.v4.view.ViewPager</text:p>
      <text:p text:style-name="P2"><text:s text:c="4"/>android:id="@+id/photos_viewpager"</text:p>
      <text:p text:style-name="P2"><text:s text:c="4"/>android:layout_width="match_parent"</text:p>
      <text:p text:style-name="P2"><text:s text:c="4"/>android:layout_height="match_parent"&gt;</text:p>
      <text:p text:style-name="P2"/>
      <text:p text:style-name="P2"><text:s text:c="4"/>&lt;android.support.design.widget.TabLayout</text:p>
      <text:p text:style-name="P2"><text:s text:c="8"/>android:layout_width="match_parent"</text:p>
      <text:p text:style-name="P2"><text:s text:c="8"/>android:layout_height="wrap_content"/&gt;</text:p>
      <text:p text:style-name="P2">&lt;/android.support.v4.view.ViewPager&gt;</text:p>
      <text:p text:style-name="P2"/>
      <text:p text:style-name="P3">In this case TabLayout will be automatically connected with ViewPager, but TabLayout will be next to ViewPager, not over it.</text:p>
      <text:p text:style-name="P2"/>
      <text:p text:style-name="P2">Separate TabLayout</text:p>
      <text:p text:style-name="P2">&lt;android.support.v4.view.ViewPager</text:p>
      <text:p text:style-name="P2"><text:s text:c="4"/>android:id="@+id/photos_viewpager"</text:p>
      <text:p text:style-name="P2"><text:s text:c="4"/>android:layout_width="match_parent"</text:p>
      <text:p text:style-name="P2"><text:s text:c="4"/>android:layout_height="match_parent"/&gt;</text:p>
      <text:p text:style-name="P2"/>
      <text:p text:style-name="P2">&lt;android.support.design.widget.TabLayout</text:p>
      <text:p text:style-name="P2"><text:s text:c="4"/>android:id="@+id/tab_layout"</text:p>
      <text:p text:style-name="P2"><text:s text:c="4"/>android:layout_width="match_parent"</text:p>
      <text:p text:style-name="P2"><text:s text:c="4"/>android:layout_height="wrap_content"/&gt;</text:p>
      <text:p text:style-name="P2"/>
      <text:p text:style-name="P3">In this case, we can put TabLayout anywhere, but we have to connect TabLayout with ViewPager programmatically</text:p>
      <text:p text:style-name="P2"/>
      <text:p text:style-name="P4">ViewPager pager = (ViewPager) view.findViewById(R.id.photos_viewpager);</text:p>
      <text:p text:style-name="P4">PagerAdapter adapter = new PhotosAdapter(getChildFragmentManager(), photosUrl);</text:p>
      <text:p text:style-name="P4">pager.setAdapter(adapter);</text:p>
      <text:p text:style-name="P2"/>
      <text:p text:style-name="P4">TabLayout tabLayout = (TabLayout) view.findViewById(R.id.tab_layout);</text:p>
      <text:p text:style-name="P4">tabLayout.setupWithViewPager(pager, true);</text:p>
      <text:p text:style-name="P2"/>
      <text:p text:style-name="P3">Once we created our layout, we have to prepare our dots. So we create three files: selected_dot.xml, default_dot.xml and tab_selector.xml.</text:p>
      <text:p text:style-name="P2"/>
      <text:p text:style-name="P3">selected_dot.xml</text:p>
      <text:p text:style-name="P3"/>
      <text:p text:style-name="P6"><text:soft-page-break/>&lt;?xml version="1.0" encoding="utf-8"?&gt;</text:p>
      <text:p text:style-name="P6">&lt;layer-list xmlns:android="http://schemas.android.com/apk/res/android"&gt;</text:p>
      <text:p text:style-name="P6"><text:s text:c="4"/>&lt;item&gt;</text:p>
      <text:p text:style-name="P6"><text:s text:c="8"/>&lt;shape</text:p>
      <text:p text:style-name="P6"><text:s text:c="12"/>android:innerRadius="0dp"</text:p>
      <text:p text:style-name="P6"><text:s text:c="12"/>android:shape="ring"</text:p>
      <text:p text:style-name="P6"><text:s text:c="12"/>android:thickness="8dp"</text:p>
      <text:p text:style-name="P6"><text:s text:c="12"/>android:useLevel="false"&gt;</text:p>
      <text:p text:style-name="P6"><text:s text:c="12"/>&lt;solid android:color="@color/colorAccent"/&gt;</text:p>
      <text:p text:style-name="P6"><text:s text:c="8"/>&lt;/shape&gt; <text:s text:c="3"/></text:p>
      <text:p text:style-name="P6"><text:s text:c="4"/>&lt;/item&gt;</text:p>
      <text:p text:style-name="P6">&lt;/layer-list&gt;</text:p>
      <text:p text:style-name="P6"/>
      <text:p text:style-name="P5">default_dot.xml</text:p>
      <text:p text:style-name="P6"/>
      <text:p text:style-name="P6">&lt;?xml version="1.0" encoding="utf-8"?&gt;</text:p>
      <text:p text:style-name="P6">&lt;layer-list xmlns:android="http://schemas.android.com/apk/res/android"&gt;</text:p>
      <text:p text:style-name="P6"><text:s text:c="4"/>&lt;item&gt;</text:p>
      <text:p text:style-name="P6"><text:s text:c="8"/>&lt;shape</text:p>
      <text:p text:style-name="P6"><text:s text:c="12"/>android:innerRadius="0dp"</text:p>
      <text:p text:style-name="P6"><text:s text:c="12"/>android:shape="ring"</text:p>
      <text:p text:style-name="P6"><text:s text:c="12"/>android:thickness="8dp"</text:p>
      <text:p text:style-name="P6"><text:s text:c="12"/>android:useLevel="false"&gt;</text:p>
      <text:p text:style-name="P6"><text:s text:c="12"/>&lt;solid android:color="@android:color/darker_gray"/&gt;</text:p>
      <text:p text:style-name="P6"><text:s text:c="8"/>&lt;/shape&gt; <text:s text:c="3"/></text:p>
      <text:p text:style-name="P6"><text:s text:c="4"/>&lt;/item&gt;</text:p>
      <text:p text:style-name="P6">&lt;/layer-list&gt;</text:p>
      <text:p text:style-name="P3"/>
      <text:p text:style-name="P3">tab_selector.xml</text:p>
      <text:p text:style-name="P3"/>
      <text:p text:style-name="P4">&lt;?xml version="1.0" encoding="utf-8"?&gt;</text:p>
      <text:p text:style-name="P4">&lt;selector xmlns:android="http://schemas.android.com/apk/res/android"&gt;</text:p>
      <text:p text:style-name="P4"/>
      <text:p text:style-name="P4"><text:s text:c="4"/>&lt;item android:drawable="@drawable/selected_dot"</text:p>
      <text:p text:style-name="P4"><text:s text:c="10"/>android:state_selected="true"/&gt;</text:p>
      <text:p text:style-name="P4"/>
      <text:p text:style-name="P4"><text:s text:c="4"/>&lt;item android:drawable="@drawable/default_dot"/&gt;</text:p>
      <text:p text:style-name="P4">&lt;/selector&gt;</text:p>
      <text:p text:style-name="P4">Now we need to add only 3 lines of code to TabLayout in our XML layout.</text:p>
      <text:p text:style-name="P4"/>
      <text:p text:style-name="P4">app:tabBackground="@drawable/tab_selector"</text:p>
      <text:p text:style-name="P4">app:tabGravity="center"</text:p>
      <text:p text:style-name="P4">app:tabIndicatorHeight="0dp"</text:p>
      <text:p text:style-name="P2"/>
      <text:p text:style-name="P7"><text:span text:style-name="T4">Now we need to add only 3 lines of code to </text:span><text:span text:style-name="Source_20_Text"><text:span text:style-name="T5">TabLayout</text:span></text:span><text:span text:style-name="T4"> in our XML layout.</text:span></text:p>
      <text:p text:style-name="P1"><text:span text:style-name="Source_20_Text"><text:span text:style-name="T6">app:tabBackground=</text:span></text:span><text:span text:style-name="Source_20_Text"><text:span text:style-name="T7">"@drawable/tab_selector"</text:span></text:span></text:p>
      <text:p text:style-name="P1"><text:span text:style-name="Source_20_Text"><text:span text:style-name="T6">app:tabGravity=</text:span></text:span><text:span text:style-name="Source_20_Text"><text:span text:style-name="T7">"center"</text:span></text:span></text:p>
      <text:p text:style-name="P1"><text:span text:style-name="Source_20_Text"><text:span text:style-name="T6">app:tabIndicatorHeight=</text:span></text:span><text:span text:style-name="Source_20_Text"><text:span text:style-name="T7">"0dp"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9:41:05.120312794</meta:creation-date>
    <dc:date>2018-03-16T19:45:49.654278844</dc:date>
    <meta:editing-duration>PT4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233" meta:character-count="3104" meta:non-whitespace-character-count="2693"/>
  </office:meta>
</office:document-meta>
</file>